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522" officeooo:paragraph-rsid="00068522"/>
    </style:style>
    <style:style style:name="P2" style:family="paragraph" style:parent-style-name="Standard">
      <style:text-properties officeooo:rsid="00080209" officeooo:paragraph-rsid="00080209"/>
    </style:style>
    <style:style style:name="P3" style:family="paragraph" style:parent-style-name="Standard">
      <style:text-properties officeooo:rsid="0008d023" officeooo:paragraph-rsid="00080209"/>
    </style:style>
    <style:style style:name="P4" style:family="paragraph" style:parent-style-name="Standard">
      <style:text-properties officeooo:rsid="000c7730" officeooo:paragraph-rsid="000c7730"/>
    </style:style>
    <style:style style:name="P5" style:family="paragraph" style:parent-style-name="Standard">
      <style:text-properties officeooo:rsid="000e45d6" officeooo:paragraph-rsid="000e45d6"/>
    </style:style>
    <style:style style:name="P6" style:family="paragraph" style:parent-style-name="Standard">
      <style:text-properties officeooo:rsid="00102b85" officeooo:paragraph-rsid="00102b85"/>
    </style:style>
    <style:style style:name="P7" style:family="paragraph" style:parent-style-name="Standard">
      <style:text-properties officeooo:rsid="0010c172" officeooo:paragraph-rsid="0010c172"/>
    </style:style>
    <style:style style:name="P8" style:family="paragraph" style:parent-style-name="Standard">
      <style:text-properties officeooo:rsid="00110958" officeooo:paragraph-rsid="0010c172"/>
    </style:style>
    <style:style style:name="P9" style:family="paragraph" style:parent-style-name="Standard">
      <style:text-properties officeooo:rsid="00110958" officeooo:paragraph-rsid="00110958"/>
    </style:style>
    <style:style style:name="P10" style:family="paragraph" style:parent-style-name="Standard">
      <style:text-properties officeooo:rsid="0011d427" officeooo:paragraph-rsid="0011d427"/>
    </style:style>
    <style:style style:name="P11" style:family="paragraph" style:parent-style-name="Standard">
      <style:text-properties officeooo:rsid="001288a1" officeooo:paragraph-rsid="001288a1"/>
    </style:style>
    <style:style style:name="T1" style:family="text">
      <style:text-properties officeooo:rsid="0010a078"/>
    </style:style>
    <style:style style:name="T2" style:family="text">
      <style:text-properties officeooo:rsid="00115bf4"/>
    </style:style>
    <style:style style:name="T3" style:family="text">
      <style:text-properties officeooo:rsid="0011d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 logic</text:p>
      <text:p text:style-name="P1"/>
      <text:p text:style-name="P1">Example:</text:p>
      <text:p text:style-name="P1"/>
      <text:p text:style-name="P1">Black puts white in check</text:p>
      <text:p text:style-name="P1"/>
      <text:p text:style-name="P1">Whites turn =&gt; set possible moves to =&gt; <text:s/>that none of black’s attacking squares will target the king’s square</text:p>
      <text:p text:style-name="P1"/>
      <text:p text:style-name="P1"/>
      <text:p text:style-name="P1">Piece (1 or more) attacks king: </text:p>
      <text:p text:style-name="P1"/>
      <text:p text:style-name="P1">Possible moves:</text:p>
      <text:p text:style-name="P1"/>
      <text:p text:style-name="P1">check if King is in check, if it is =&gt;</text:p>
      <text:p text:style-name="P1"/>
      <text:p text:style-name="P1"/>
      <text:p text:style-name="P1">Capture all pieces attacking the king (without putting yourself in check in the process)</text:p>
      <text:p text:style-name="P1"/>
      <text:p text:style-name="P1">Block the attack (or attacks) (without putting yourself in check in the process)</text:p>
      <text:p text:style-name="P1"/>
      <text:p text:style-name="P1">Move King to non-attacked squares</text:p>
      <text:p text:style-name="P1"/>
      <text:p text:style-name="P1"/>
      <text:p text:style-name="P1"/>
      <text:p text:style-name="P1"/>
      <text:p text:style-name="P1">First, make sure that attacking squares for both players are being updated every turn (whether black or whtie) -DONE</text:p>
      <text:p text:style-name="P1"/>
      <text:p text:style-name="P1"/>
      <text:p text:style-name="P1"/>
      <text:p text:style-name="P1"/>
      <text:p text:style-name="P1">Another edge case</text:p>
      <text:p text:style-name="P1"/>
      <text:p text:style-name="P1"/>
      <text:p text:style-name="P1">Select Piece &gt; Set possible moves for piece &gt; SHOULD CHECK IF MOVING PIECE WILL PUT SELF IN CHECK</text:p>
      <text:p text:style-name="P1"/>
      <text:p text:style-name="P1"/>
      <text:p text:style-name="P1"/>
      <text:p text:style-name="P2">Select Piece =&gt; When setting possible moves for piece =&gt; check possible moves for every enemy piece to see if they’d put you in check. =&gt; Then set possible moves to the ones that wouldn’t put you in check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Logic for moving a piece:</text:p>
      <text:p text:style-name="P4"/>
      <text:p text:style-name="P4">Square (has on click) = &gt; Triggers selectAPiece(id) (which sets the selected Piece in Gameboard)</text:p>
      <text:p text:style-name="P4"><text:tab/><text:tab/><text:tab/><text:tab/>passes movePiece(id)</text:p>
      <text:p text:style-name="P4"/>
      <text:p text:style-name="P4"/>
      <text:p text:style-name="P4">Gameboard movePiece function =&gt; takes in the id of the square when clicked,</text:p>
      <text:p text:style-name="P4">if id (SquareToMoveTo) matches any of the possible moves for that piece, it’s a valid square.</text:p>
      <text:p text:style-name="P4">If validsquare is true, and it’s that same player’s turn, update board.</text:p>
      <text:p text:style-name="P4">Then switch turns to other player.</text:p>
      <text:p text:style-name="P4"/>
      <text:p text:style-name="P5"/>
      <text:p text:style-name="P5">Whenever a piece is selected (selectedPiece in Gameboard changes) =&gt; set it’s possible moves with the <text:s/>handleThisPiece function</text:p>
      <text:p text:style-name="P5"/>
      <text:p text:style-name="P5"/>
      <text:p text:style-name="P6">HandleThisPiece(square) function (in Gameboard) =&gt; checks what type of piece it is, and applies the appropriate logic, <text:span text:style-name="T1">then returns the array of possible moves to the potential moves array.</text:span></text:p>
      <text:p text:style-name="P6"/>
      <text:p text:style-name="P7">PawnMoves function (in Gameboard) =&gt; gets all the possible moves, then checks if player is in check.</text:p>
      <text:p text:style-name="P7">If player is in check, run logic to filter the array of possible moves.</text:p>
      <text:p text:style-name="P7"/>
      <text:p text:style-name="P7"/>
      <text:p text:style-name="P7">Logic to filter array =&gt; possible moves array =&gt; if move doesn’t stop check, it’s not a possible move. Else keep that possible move.</text:p>
      <text:p text:style-name="P8"/>
      <text:p text:style-name="P8"/>
      <text:p text:style-name="P8"/>
      <text:p text:style-name="P9">Example:</text:p>
      <text:p text:style-name="P9"/>
      <text:p text:style-name="P9">Black moves bishop =&gt; White is in check</text:p>
      <text:p text:style-name="P9"/>
      <text:p text:style-name="P9">White player’s turn =&gt; Clicks on pawn =&gt; Logic that checks if pawn’<text:span text:style-name="T3">s possible moves</text:span> would stop black from attacking white’s king. <text:span text:style-name="T2">(whether that’s capturing a piece, or blocking a piece)</text:span></text:p>
      <text:p text:style-name="P9"/>
      <text:p text:style-name="P9"/>
      <text:p text:style-name="P10">Bishop (index = 33 ) attacks squares 42, 51, and 60 (King) </text:p>
      <text:p text:style-name="P10"/>
      <text:p text:style-name="P10">White is in Check</text:p>
      <text:p text:style-name="P10"/>
      <text:p text:style-name="P10">White clicks on Pawn (index = 50). Only possible move should be 51.</text:p>
      <text:p text:style-name="P10"/>
      <text:p text:style-name="P10"/>
      <text:p text:style-name="P11">How does Pawn know that moving to 50 stops check.</text:p>
      <text:p text:style-name="P11"/>
      <text:p text:style-name="P11">Pawn possible moves 42, 34.</text:p>
      <text:p text:style-name="P11"/>
      <text:p text:style-name="P11">Then run simulation: if Pawn moves to 42 (Run logic that sets a new board to that value, then check if moving to that square would set the attacking squares so that the King is no longer under threa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3T13:04:35.533000000</meta:creation-date>
    <dc:date>2023-06-23T16:47:42.880000000</dc:date>
    <meta:editing-duration>PT3H43M1S</meta:editing-duration>
    <meta:editing-cycles>1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5" meta:word-count="451" meta:character-count="2561" meta:non-whitespace-character-count="2137"/>
  </office:meta>
</office:document-meta>
</file>